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d1d00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t1" text:anchor-type="as-char" svg:y="-0.683cm" svg:width="3.941cm" svg:height="1.12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Relationship for a transformer in NGSPIC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2:50:33.488314521</meta:creation-date>
    <dc:date>2021-10-30T12:54:43.386931129</dc:date>
    <meta:editing-duration>PT4M11S</meta:editing-duration>
    <meta:editing-cycles>1</meta:editing-cycles>
    <meta:document-statistic meta:table-count="0" meta:image-count="0" meta:object-count="1" meta:page-count="1" meta:paragraph-count="1" meta:word-count="6" meta:character-count="41" meta:non-whitespace-character-count="36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row>
        <mfrac>
          <msub>
            <mi>L</mi>
            <mi mathvariant="italic">primary</mi>
          </msub>
          <msub>
            <mi>L</mi>
            <mi mathvariant="italic">secondary</mi>
          </msub>
        </mfrac>
        <mo stretchy="false">=</mo>
        <mrow>
          <mo fence="true" stretchy="false">(</mo>
          <mrow>
            <mfrac>
              <msub>
                <mi>N</mi>
                <mi mathvariant="italic">primary</mi>
              </msub>
              <msub>
                <mi>N</mi>
                <mi mathvariant="italic">secondary</mi>
              </msub>
            </mfrac>
          </mrow>
          <mo fence="true" stretchy="false">)</mo>
        </mrow>
      </mrow>
      <mn>²</mn>
    </mrow>
    <annotation encoding="StarMath 5.0">{L_primary} over {L_secondary} = ({N_primary} over {N_secondary})²</annotation>
  </semantics>
</math>
</file>